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5cm" fo:min-width="4.7cm"/>
    </style:style>
    <style:style style:name="gr2" style:family="graphic" style:parent-style-name="standard">
      <style:graphic-properties draw:textarea-horizontal-align="justify" draw:textarea-vertical-align="middle" draw:auto-grow-height="false" fo:min-height="3.95cm" fo:min-width="4.6cm"/>
    </style:style>
    <style:style style:name="gr3" style:family="graphic" style:parent-style-name="standard">
      <style:graphic-properties draw:textarea-horizontal-align="justify" draw:textarea-vertical-align="middle" draw:auto-grow-height="false" fo:min-height="3.25cm" fo:min-width="10cm"/>
    </style:style>
    <style:style style:name="gr4" style:family="graphic" style:parent-style-name="standard">
      <style:graphic-properties draw:textarea-horizontal-align="justify" draw:textarea-vertical-align="middle" draw:auto-grow-height="false" fo:min-height="3.85cm" fo:min-width="4.9cm"/>
    </style:style>
    <style:style style:name="gr5" style:family="graphic" style:parent-style-name="standard">
      <style:graphic-properties draw:textarea-horizontal-align="justify" draw:textarea-vertical-align="middle" draw:auto-grow-height="false" fo:min-height="4.15cm" fo:min-width="4.8cm"/>
    </style:style>
    <style:style style:name="gr6" style:family="graphic" style:parent-style-name="standard">
      <style:graphic-properties draw:textarea-horizontal-align="justify" draw:textarea-vertical-align="middle" draw:auto-grow-height="false" fo:min-height="1.65cm" fo:min-width="10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.5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.1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.1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.69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.75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.0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5.5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6.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4.13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5cm" fo:min-width="2.758cm"/>
    </style:style>
    <style:style style:name="gr17" style:family="graphic" style:parent-style-name="standard">
      <style:graphic-properties draw:textarea-horizontal-align="justify" draw:textarea-vertical-align="middle" draw:auto-grow-height="false" fo:min-height="2.95cm" fo:min-width="2.4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24cm" style:use-optimal-column-width="false"/>
    </style:style>
    <style:style style:name="co3" style:family="table-column">
      <style:table-column-properties style:column-width="1.765cm" style:use-optimal-column-width="false"/>
    </style:style>
    <style:style style:name="co4" style:family="table-column">
      <style:table-column-properties style:column-width="1.362cm" style:use-optimal-column-width="false"/>
    </style:style>
    <style:style style:name="co5" style:family="table-column">
      <style:table-column-properties style:column-width="1.36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1.838cm"/>
    </style:style>
    <style:style style:name="ro3" style:family="table-row">
      <style:table-row-properties style:row-height="1.91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57cm" svg:height="1.998cm" svg:x="3.643cm" svg:y="5.5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1.837cm" svg:x="3.68cm" svg:y="1.4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" draw:text-style-name="P1" draw:layer="layout" svg:width="5.2cm" svg:height="4.1cm" svg:x="6.2cm" svg:y="2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cm" svg:height="4.2cm" svg:x="11.5cm" svg:y="2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5cm" svg:height="3.5cm" svg:x="6.2cm" svg:y="19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4cm" svg:height="4.1cm" svg:x="11.3cm" svg:y="1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3cm" svg:height="4.4cm" svg:x="6.1cm" svg:y="1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6cm" svg:height="1.9cm" svg:x="6.1cm" svg:y="13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0.894cm" svg:height="1.915cm" svg:x="5.805cm" svg:y="11.68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7" draw:text-style-name="P2" draw:layer="layout" svg:width="2.009cm" svg:height="1.517cm" svg:x="7.9cm" svg:y="24.6cm">
          <draw:text-box>
            <text:p>left</text:p>
          </draw:text-box>
        </draw:frame>
        <draw:frame draw:style-name="gr8" draw:text-style-name="P2" draw:layer="layout" svg:width="2.703cm" svg:height="1.517cm" svg:x="12.7cm" svg:y="24.8cm">
          <draw:text-box>
            <text:p>right</text:p>
          </draw:text-box>
        </draw:frame>
        <draw:frame draw:style-name="gr9" draw:text-style-name="P2" draw:layer="layout" svg:width="2.644cm" svg:height="1.517cm" svg:x="8.9cm" svg:y="20.7cm">
          <draw:text-box>
            <text:p>next</text:p>
          </draw:text-box>
        </draw:frame>
        <draw:frame draw:style-name="gr10" draw:text-style-name="P2" draw:layer="layout" svg:width="3.211cm" svg:height="1.517cm" svg:x="7.4cm" svg:y="16.8cm">
          <draw:text-box>
            <text:p>value</text:p>
          </draw:text-box>
        </draw:frame>
        <draw:frame draw:style-name="gr11" draw:text-style-name="P2" draw:layer="layout" svg:width="3.275cm" svg:height="1.517cm" svg:x="12.5cm" svg:y="17.3cm">
          <draw:text-box>
            <text:p>count</text:p>
          </draw:text-box>
        </draw:frame>
        <draw:frame draw:style-name="gr12" draw:text-style-name="P2" draw:layer="layout" svg:width="2.517cm" svg:height="1.517cm" svg:x="9.5cm" svg:y="14.1cm">
          <draw:text-box>
            <text:p>size</text:p>
          </draw:text-box>
        </draw:frame>
        <draw:frame draw:style-name="gr13" draw:text-style-name="P2" draw:layer="layout" svg:width="6.048cm" svg:height="1.517cm" svg:x="9.2cm" svg:y="10.4cm">
          <draw:text-box>
            <text:p>codes[256]</text:p>
          </draw:text-box>
        </draw:frame>
        <draw:frame draw:style-name="gr14" draw:text-style-name="P2" draw:layer="layout" svg:width="6.924cm" svg:height="1.517cm" svg:x="9.2cm" svg:y="8cm">
          <draw:text-box>
            <text:p>sympos[256]</text:p>
          </draw:text-box>
        </draw:frame>
        <draw:frame draw:style-name="gr15" draw:text-style-name="P2" draw:layer="layout" svg:width="4.651cm" svg:height="1.517cm" svg:x="8.3cm" svg:y="3.6cm">
          <draw:text-box>
            <text:p>arr[max]</text:p>
          </draw:text-box>
        </draw:frame>
        <draw:frame draw:style-name="gr16" draw:text-style-name="P2" draw:layer="layout" svg:width="3.275cm" svg:height="2.783cm" svg:x="1.7cm" svg:y="26.1cm">
          <draw:text-box>
            <text:p>Char</text:p>
            <text:p>count</text:p>
          </draw:text-box>
        </draw:frame>
        <draw:custom-shape draw:style-name="gr17" draw:text-style-name="P1" draw:layer="layout" svg:width="2.9cm" svg:height="3.2cm" svg:x="1.7cm" svg:y="23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6.2cm" svg:y1="21.4cm" svg:x2="3.5cm" svg:y2="20.5cm">
          <text:p/>
        </draw:line>
        <draw:line draw:style-name="gr18" draw:text-style-name="P3" draw:layer="layout" svg:x1="15.9cm" svg:y1="26.2cm" svg:x2="19.1cm" svg:y2="28.3cm">
          <text:p/>
        </draw:line>
        <draw:line draw:style-name="gr18" draw:text-style-name="P3" draw:layer="layout" svg:x1="9.9cm" svg:y1="26.4cm" svg:x2="8.8cm" svg:y2="28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1T23:58:08.873661279</meta:creation-date>
    <dc:date>2016-11-02T00:14:57.554429692</dc:date>
    <meta:editing-duration>PT3M11S</meta:editing-duration>
    <meta:editing-cycles>2</meta:editing-cycles>
    <meta:generator>LibreOffice/5.1.4.2$Linux_X86_64 LibreOffice_project/10m0$Build-2</meta:generator>
    <meta:document-statistic meta:object-count="23"/>
  </office:meta>
</office:document-meta>
</file>